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iostream&gt;</text:p>
      <text:p text:style-name="Standard">using namespace std;</text:p>
      <text:p text:style-name="Standard">struct stack </text:p>
      <text:p text:style-name="Standard">{</text:p>
      <text:p text:style-name="Standard"><text:s text:c="4"/>char ele[20];</text:p>
      <text:p text:style-name="Standard"><text:s text:c="4"/>int n=20;</text:p>
      <text:p text:style-name="Standard">}s;</text:p>
      <text:p text:style-name="Standard">int top=-1;</text:p>
      <text:p text:style-name="Standard">void push(char a)</text:p>
      <text:p text:style-name="Standard">{</text:p>
      <text:p text:style-name="Standard"><text:s text:c="2"/>if(top==(s.n)-1)</text:p>
      <text:p text:style-name="Standard"><text:s text:c="2"/>{</text:p>
      <text:p text:style-name="Standard"><text:s text:c="6"/>cout&lt;&lt;"stack is full"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6"/>top++;</text:p>
      <text:p text:style-name="Standard"><text:s text:c="6"/>s.ele[top]=a;</text:p>
      <text:p text:style-name="Standard"><text:s text:c="2"/>}</text:p>
      <text:p text:style-name="Standard">}</text:p>
      <text:p text:style-name="Standard">void pop()</text:p>
      <text:p text:style-name="Standard">{</text:p>
      <text:p text:style-name="Standard"><text:s text:c="4"/>char x;</text:p>
      <text:p text:style-name="Standard"><text:s text:c="2"/>if(top==-1)</text:p>
      <text:p text:style-name="Standard"><text:s text:c="2"/>{</text:p>
      <text:p text:style-name="Standard"><text:s text:c="6"/>cout&lt;&lt;"stack is empty"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6"/>x=s.ele[top];</text:p>
      <text:p text:style-name="Standard"><text:s text:c="6"/>top--;</text:p>
      <text:p text:style-name="Standard"><text:s text:c="6"/>cout&lt;&lt;x;</text:p>
      <text:p text:style-name="Standard"><text:s text:c="2"/>}</text:p>
      <text:p text:style-name="Standard">}</text:p>
      <text:p text:style-name="Standard">int main()</text:p>
      <text:p text:style-name="Standard">{</text:p>
      <text:p text:style-name="Standard"><text:s text:c="4"/>string arr;</text:p>
      <text:p text:style-name="Standard"><text:s text:c="4"/>cin&gt;&gt;arr;</text:p>
      <text:p text:style-name="Standard"><text:s text:c="4"/>int len=arr.length();</text:p>
      <text:p text:style-name="Standard"><text:s text:c="4"/>for(int i=0;i&lt;len;i++)</text:p>
      <text:p text:style-name="Standard"><text:s text:c="4"/>{</text:p>
      <text:p text:style-name="Standard"><text:s text:c="8"/>push(arr[i]);</text:p>
      <text:p text:style-name="Standard"><text:s text:c="4"/>}</text:p>
      <text:p text:style-name="Standard"><text:s text:c="4"/>for(int i=0;i&lt;len;i++)</text:p>
      <text:p text:style-name="Standard"><text:s text:c="4"/>{</text:p>
      <text:p text:style-name="Standard"><text:s text:c="8"/>pop();</text:p>
      <text:p text:style-name="Standard"><text:s text:c="4"/>}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4:12:51.610838279</meta:creation-date>
    <dc:date>2019-05-08T14:19:19.946614958</dc:date>
    <meta:editing-duration>PT6M28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49" meta:word-count="71" meta:character-count="524" meta:non-whitespace-character-count="368"/>
  </office:meta>
</office:document-meta>
</file>